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 table:formula="of:=SUM([.C9];MAX([.D9];[.E9]);MAX([.F9];[.G9]);MAX([.I9];[.J9]);MAX([.K9];[.L9]))" office:value-type="float" office:value="9">
            <text:p>9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 table:formula="of:=SUM([.C10];MAX([.D10];[.E10]);MAX([.F10];[.G10]);MAX([.I10];[.J10]);MAX([.K10];[.L10]))" office:value-type="float" office:value="4.55">
            <text:p>4,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+1,5 de la revision <text:s/>y +1 hora con los diagramas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style-name="ce24" office:value-type="float" office:value="1.25">
            <text:p>1,25</text:p>
          </table:table-cell>
          <table:table-cell table:number-columns-repeated="2"/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+2 de la revisiones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formula="of:=SUM([.C9];MAX([.D9];[.E9]);MAX([.F9];[.G9]))"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1.5">
            <text:p>1,5</text:p>
          </table:table-cell>
          <table:table-cell table:style-name="ce13" table:formula="of:=MAX([.F5];[.F6];[.F7];[.F8])" office:value-type="float" office:value="1">
            <text:p>1</text:p>
          </table:table-cell>
          <table:table-cell table:style-name="ce23" table:formula="of:=MAX([.G5];[.G6];[.G7])" office:value-type="float" office:value="5">
            <text:p>5</text:p>
          </table:table-cell>
          <table:table-cell table:formula="of:=SUM([.C10];MAX([.D10];[.E10]);MAX([.F10];[.G10]))" office:value-type="float" office:value="7">
            <text:p>7</text:p>
          </table:table-cell>
          <table:table-cell/>
          <table:table-cell office:value-type="string">
            <text:p>+1 de la revisión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  <table:table-cell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  <table:table-cell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(+)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6" office:value-type="float" office:value="1.5">
            <text:p>1,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formula="of:=SUM([.C9:.L9])" office:value-type="float" office:value="42">
            <text:p>42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3">
            <text:p>3</text:p>
          </table:table-cell>
          <table:table-cell table:style-name="ce13" table:formula="of:=MAX([.F5];[.F6];[.F7];[.F8])" office:value-type="float" office:value="2">
            <text:p>2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.5">
            <text:p>0,5</text:p>
          </table:table-cell>
          <table:table-cell table:style-name="ce13" table:formula="of:=MAX([.I5];[.I6];[.I7];[.I8])" office:value-type="float" office:value="2">
            <text:p>2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1.5">
            <text:p>1,5</text:p>
          </table:table-cell>
          <table:table-cell table:style-name="ce13" table:formula="of:=MAX([.L5];[.L6];[.L7];[.L8])" office:value-type="float" office:value="2">
            <text:p>2</text:p>
          </table:table-cell>
          <table:table-cell table:formula="of:=SUM([.C10:.L10])"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2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5M27S</meta:editing-duration>
    <meta:editing-cycles>35</meta:editing-cycles>
    <meta:generator>OpenOffice.org/3.2$Win32 OpenOffice.org_project/320m12$Build-9483</meta:generator>
    <dc:date>2010-06-08T12:31:43.73</dc:date>
    <dc:creator>Carlos Moreno Muñoz</dc:creator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